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 style:list-style-name="L2">
      <style:text-properties style:font-name="Arial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plication Flow</text:p>
      <text:p text:style-name="P3"/>
      <text:p text:style-name="P3">After Login</text:p>
      <text:list xml:id="list5805941042485971764" text:style-name="L1">
        <text:list-item>
          <text:p text:style-name="P2">Connect to server</text:p>
        </text:list-item>
        <text:list-item>
          <text:p text:style-name="P2">Create ApplicationManager</text:p>
        </text:list-item>
        <text:list-item>
          <text:p text:style-name="P2">SetupSystem - load system definition - environment variables, generic controls, generic menus, create entity controllers, create instance controllers</text:p>
        </text:list-item>
        <text:list-item>
          <text:p text:style-name="P2">SetupUI - call setup on instance controllers. This creates controls. Pass the Navigator instance controller visible controller to the primary split controller. Enable or disable toolbar menu buttons</text:p>
        </text:list-item>
        <text:list-item>
          <text:p text:style-name="P2">Show the Parent Window.</text:p>
        </text:list-item>
      </text:list>
      <text:p text:style-name="P1"/>
      <text:p text:style-name="P3">Select Gallery Search Item</text:p>
      <text:list xml:id="list9121362071709667941" text:style-name="L2">
        <text:list-item>
          <text:p text:style-name="P4">Send the search request to the server</text:p>
        </text:list-item>
        <text:list-item>
          <text:p text:style-name="P4">Get a search entity</text:p>
        </text:list-item>
        <text:list-item>
          <text:p text:style-name="P4">Build an instance request and send to server</text:p>
        </text:list-item>
        <text:list-item>
          <text:p text:style-name="P4">Get an instance. Create an instance controller</text:p>
        </text:list-item>
        <text:list-item>
          <text:p text:style-name="P4">Call setup on instance controller</text:p>
        </text:list-item>
        <text:list-item>
          <text:p text:style-name="P4">Pass the instance controller visible controller (frame) to the primary split</text:p>
        </text:list-item>
        <text:list-item>
          <text:p text:style-name="P4">The primary split passes it to a tile. If the tile has tabs , it is passed to a tile tab item. </text:p>
        </text:list-item>
        <text:list-item>
          <text:p text:style-name="P4">The search frame is loaded in a GnosisTile or GnosisTileTabItem.</text:p>
        </text:list-item>
        <text:list-item>
          <text:p text:style-name="P4">Once the frame is loaded, content is laid out - panels, grids, galleries. When the second tier controls are loaded, their content is then laid out.</text:p>
        </text:list-item>
        <text:list-item>
          <text:p text:style-name="P4">Data is then loaded in panels. Data is loaded in grids during setup since the number of rows depends on the data.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 Cranfield</meta:initial-creator>
    <meta:creation-date>2016-09-28T11:06:50.11</meta:creation-date>
    <dc:date>2016-09-28T11:38:18.49</dc:date>
    <dc:creator>Tim Cranfield</dc:creator>
    <meta:editing-duration>PT31M23S</meta:editing-duration>
    <meta:editing-cycles>12</meta:editing-cycles>
    <meta:generator>OpenOffice/4.1.2$Win32 OpenOffice.org_project/412m3$Build-9782</meta:generator>
    <meta:document-statistic meta:table-count="0" meta:image-count="0" meta:object-count="0" meta:page-count="1" meta:paragraph-count="18" meta:word-count="200" meta:character-count="1172"/>
  </office:meta>
</office:document-meta>
</file>